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7000001C7859CC47C654D20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55cm" fo:min-width="2.1cm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5cm" fo:min-width="0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15cm" fo:min-width="4.484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15cm" fo:min-width="4.564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15cm" fo:min-width="1.31cm"/>
    </style:style>
    <style:style style:name="gr11" style:family="graphic" style:parent-style-name="standard">
      <style:graphic-properties draw:fill-color="#111111" draw:textarea-horizontal-align="justify" draw:textarea-vertical-align="middle" draw:auto-grow-height="false" fo:min-height="0.15cm" fo:min-width="1.315cm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1.688cm" fo:min-width="3.092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15cm" fo:min-width="0.287cm"/>
    </style:style>
    <style:style style:name="gr1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2.6cm" svg:height="8.8cm" svg:x="7.3cm" svg:y="5.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741cm" svg:height="5.741cm" svg:x="0.2cm" svg:y="6.559cm">
          <draw:image xlink:href="Pictures/10000000000001C7000001C7859CC47C654D204C.jpg" xlink:type="simple" xlink:show="embed" xlink:actuate="onLoad">
            <text:p/>
          </draw:image>
        </draw:frame>
        <draw:frame draw:style-name="gr3" draw:text-style-name="P2" draw:layer="layout" svg:width="3.4cm" svg:height="1.597cm" svg:x="1.2cm" svg:y="12.614cm">
          <draw:text-box>
            <text:p>商品画像</text:p>
            <text:p text:style-name="P1">(入力)</text:p>
          </draw:text-box>
        </draw:frame>
        <draw:custom-shape draw:style-name="gr4" draw:text-style-name="P3" draw:layer="layout" svg:width="1.2cm" svg:height="0.8cm" svg:x="6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cm" svg:height="2.308cm" svg:x="6.2cm" svg:y="14.392cm">
          <draw:text-box>
            <text:p>ニューラルネット1</text:p>
            <text:p>(カテゴリ分類用)</text:p>
          </draw:text-box>
        </draw:frame>
        <draw:custom-shape draw:style-name="gr4" draw:text-style-name="P3" draw:layer="layout" svg:width="1.2cm" svg:height="0.8cm" svg:x="10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3.4cm" svg:height="1.238cm" svg:x="1.2cm" svg:y="1.6cm">
          <draw:text-box>
            <text:p text:style-name="P4"><text:span text:style-name="T1">アプリの計画１</text:span></text:p>
          </draw:text-box>
        </draw:frame>
        <draw:frame draw:style-name="gr7" draw:text-style-name="P2" draw:layer="layout" svg:width="5cm" svg:height="1.673cm" svg:x="11.2cm" svg:y="9.3cm">
          <draw:text-box>
            <text:p>カテゴリ:グッズ</text:p>
            <text:p text:style-name="P1">(1の出力)</text:p>
          </draw:text-box>
        </draw:frame>
        <draw:custom-shape draw:style-name="gr8" draw:text-style-name="P6" draw:layer="layout" svg:width="5.695cm" svg:height="0.8cm" draw:transform="rotate (1.22190500932123) translate (15.308cm 9.07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5.787cm" svg:height="0.8cm" draw:transform="rotate (-1.22173047639603) translate (16.067cm 10.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2.068cm" svg:height="0.8cm" draw:transform="rotate (-0.698131700797732) translate (16.235cm 9.7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2.074cm" svg:height="0.8cm" draw:transform="rotate (0.698131700797732) translate (15.721cm 9.28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3.592cm" svg:height="1.938cm" svg:x="17.808cm" svg:y="2.3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cm" svg:height="2.308cm" svg:x="17.4cm" svg:y="18.8cm">
          <draw:text-box>
            <text:p>ニューラルネット2</text:p>
            <text:p>(商品分類用)</text:p>
          </draw:text-box>
        </draw:frame>
        <draw:custom-shape draw:style-name="gr12" draw:text-style-name="P8" draw:layer="layout" svg:width="3.592cm" svg:height="1.938cm" svg:x="17.808cm" svg:y="7.2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592cm" svg:height="1.938cm" svg:x="17.808cm" svg:y="10.5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592cm" svg:height="1.938cm" svg:x="17.808cm" svg:y="15.0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cm" svg:height="1cm" svg:x="17.2cm" svg:y="9.201cm">
          <draw:text-box>
            <text:p text:style-name="P1">グッズ分類用</text:p>
          </draw:text-box>
        </draw:frame>
        <draw:frame draw:style-name="gr7" draw:text-style-name="P2" draw:layer="layout" svg:width="5cm" svg:height="1.673cm" svg:x="11.2cm" svg:y="9.301cm">
          <draw:text-box>
            <text:p>カテゴリ:グッズ</text:p>
            <text:p text:style-name="P1">(1の出力)</text:p>
          </draw:text-box>
        </draw:frame>
        <draw:frame draw:style-name="gr7" draw:text-style-name="P2" draw:layer="layout" svg:width="5cm" svg:height="1.673cm" svg:x="11.2cm" svg:y="9.301cm">
          <draw:text-box>
            <text:p>カテゴリ:グッズ</text:p>
            <text:p text:style-name="P1">(1の出力)</text:p>
          </draw:text-box>
        </draw:frame>
        <draw:frame draw:style-name="gr7" draw:text-style-name="P2" draw:layer="layout" svg:width="5cm" svg:height="1cm" svg:x="17.2cm" svg:y="4.301cm">
          <draw:text-box>
            <text:p text:style-name="P1">時計分類用</text:p>
          </draw:text-box>
        </draw:frame>
        <draw:frame draw:style-name="gr7" draw:text-style-name="P2" draw:layer="layout" svg:width="5cm" svg:height="1cm" svg:x="17.2cm" svg:y="12.501cm">
          <draw:text-box>
            <text:p text:style-name="P1">本分類用</text:p>
          </draw:text-box>
        </draw:frame>
        <draw:frame draw:style-name="gr7" draw:text-style-name="P2" draw:layer="layout" svg:width="5cm" svg:height="1cm" svg:x="17.2cm" svg:y="17.001cm">
          <draw:text-box>
            <text:p text:style-name="P1">家電分類用</text:p>
          </draw:text-box>
        </draw:frame>
        <draw:custom-shape draw:style-name="gr13" draw:text-style-name="P3" draw:layer="layout" svg:width="0.899cm" svg:height="0.8cm" svg:x="21.5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5cm" svg:height="1.597cm" svg:x="22.3cm" svg:y="7.602cm">
          <draw:text-box>
            <text:p>大谷羽鳥バッジ</text:p>
            <text:p text:style-name="P1">(タグ)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21:57:49.437185697</meta:creation-date>
    <dc:date>2017-04-18T22:33:09.103721565</dc:date>
    <meta:editing-duration>PT3M18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